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2" style:family="table">
      <style:table-properties style:width="16.999cm" table:align="margins"/>
    </style:style>
    <style:style style:name="Tablo12.A" style:family="table-column">
      <style:table-column-properties style:column-width="10.848cm" style:rel-column-width="41822*"/>
    </style:style>
    <style:style style:name="Tablo12.B" style:family="table-column">
      <style:table-column-properties style:column-width="2.977cm" style:rel-column-width="11478*"/>
    </style:style>
    <style:style style:name="Tablo12.C" style:family="table-column">
      <style:table-column-properties style:column-width="3.173cm" style:rel-column-width="12235*"/>
    </style:style>
    <style:style style:name="Tablo12.A1" style:family="table-cell">
      <style:table-cell-properties fo:padding="0.097cm" fo:border="none"/>
    </style:style>
    <style:style style:name="Tablo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2.C1" style:family="table-cell">
      <style:table-cell-properties fo:padding="0.097cm" fo:border="0.002cm solid #000000"/>
    </style:style>
    <style:style style:name="Tablo12.B2" style:family="table-cell">
      <style:table-cell-properties fo:padding="0.097cm" fo:border-left="0.002cm solid #000000" fo:border-right="none" fo:border-top="none" fo:border-bottom="0.002cm solid #000000"/>
    </style:style>
    <style:style style:name="Tablo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3" style:family="table">
      <style:table-properties style:width="16.999cm" table:align="margins"/>
    </style:style>
    <style:style style:name="Tablo13.A" style:family="table-column">
      <style:table-column-properties style:column-width="1.7cm" style:rel-column-width="6553*"/>
    </style:style>
    <style:style style:name="Tablo13.J" style:family="table-column">
      <style:table-column-properties style:column-width="1.7cm" style:rel-column-width="6558*"/>
    </style:style>
    <style:style style:name="Tablo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o13.J1" style:family="table-cell">
      <style:table-cell-properties fo:padding="0.097cm" fo:border="0.002cm solid #000000"/>
    </style:style>
    <style:style style:name="Tablo13.A2" style:family="table-cell">
      <style:table-cell-properties fo:padding="0.097cm" fo:border-left="0.002cm solid #000000" fo:border-right="none" fo:border-top="none" fo:border-bottom="0.002cm solid #000000"/>
    </style:style>
    <style:style style:name="Tablo13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5.919cm" table:align="left" style:writing-mode="lr-tb"/>
    </style:style>
    <style:style style:name="Tablo3.A" style:family="table-column">
      <style:table-column-properties style:column-width="7.99cm"/>
    </style:style>
    <style:style style:name="Tablo3.B" style:family="table-column">
      <style:table-column-properties style:column-width="7.929cm"/>
    </style:style>
    <style:style style:name="Tablo3.1" style:family="table-row">
      <style:table-row-properties style:keep-together="true" fo:keep-together="auto"/>
    </style:style>
    <style:style style:name="Tablo3.A1" style:family="table-cell">
      <style:table-cell-properties fo:padding-left="0.064cm" fo:padding-right="0.064cm" fo:padding-top="0cm" fo:padding-bottom="0cm" fo:border="0.002cm solid #000000"/>
    </style:style>
    <style:style style:name="Tablo4" style:family="table">
      <style:table-properties style:width="15.919cm" table:align="left" style:writing-mode="lr-tb"/>
    </style:style>
    <style:style style:name="Tablo4.A" style:family="table-column">
      <style:table-column-properties style:column-width="7.99cm"/>
    </style:style>
    <style:style style:name="Tablo4.B" style:family="table-column">
      <style:table-column-properties style:column-width="7.929cm"/>
    </style:style>
    <style:style style:name="Tablo4.1" style:family="table-row">
      <style:table-row-properties style:keep-together="true" fo:keep-together="auto"/>
    </style:style>
    <style:style style:name="Tablo4.A1" style:family="table-cell">
      <style:table-cell-properties fo:padding-left="0.064cm" fo:padding-right="0.064cm" fo:padding-top="0cm" fo:padding-bottom="0cm" fo:border="0.002cm solid #000000"/>
    </style:style>
    <style:style style:name="Tablo5" style:family="table">
      <style:table-properties style:width="17.004cm" fo:margin-left="0cm" fo:margin-right="-0.005cm" table:align="margins" style:writing-mode="lr-tb"/>
    </style:style>
    <style:style style:name="Tablo5.A" style:family="table-column">
      <style:table-column-properties style:column-width="7.585cm" style:rel-column-width="29232*"/>
    </style:style>
    <style:style style:name="Tablo5.B" style:family="table-column">
      <style:table-column-properties style:column-width="9.419cm" style:rel-column-width="36303*"/>
    </style:style>
    <style:style style:name="Tablo5.1" style:family="table-row">
      <style:table-row-properties style:keep-together="true" fo:keep-together="auto"/>
    </style:style>
    <style:style style:name="Tablo5.A1" style:family="table-cell">
      <style:table-cell-properties fo:padding-left="0.064cm" fo:padding-right="0.064cm" fo:padding-top="0cm" fo:padding-bottom="0cm" fo:border="0.002cm solid #000000"/>
    </style:style>
    <style:style style:name="Tablo1" style:family="table">
      <style:table-properties style:width="16.999cm" table:align="margins" style:writing-mode="lr-tb"/>
    </style:style>
    <style:style style:name="Tablo1.A" style:family="table-column">
      <style:table-column-properties style:column-width="16.999cm" style:rel-column-width="65535*"/>
    </style:style>
    <style:style style:name="Tablo1.A1" style:family="table-cell">
      <style:table-cell-properties fo:padding="0.097cm" fo:border="0.002cm solid #000000"/>
    </style:style>
    <style:style style:name="Tablo2" style:family="table">
      <style:table-properties style:width="16.999cm" table:align="margins" style:writing-mode="lr-tb"/>
    </style:style>
    <style:style style:name="Tablo2.A" style:family="table-column">
      <style:table-column-properties style:column-width="16.999cm" style:rel-column-width="65535*"/>
    </style:style>
    <style:style style:name="Tablo2.A1" style:family="table-cell">
      <style:table-cell-properties fo:padding="0.097cm" fo:border="0.002cm solid #000000"/>
    </style:style>
    <style:style style:name="Tablo6" style:family="table">
      <style:table-properties style:width="15.919cm" table:align="left" style:writing-mode="lr-tb"/>
    </style:style>
    <style:style style:name="Tablo6.A" style:family="table-column">
      <style:table-column-properties style:column-width="7.99cm"/>
    </style:style>
    <style:style style:name="Tablo6.B" style:family="table-column">
      <style:table-column-properties style:column-width="7.929cm"/>
    </style:style>
    <style:style style:name="Tablo6.1" style:family="table-row">
      <style:table-row-properties style:keep-together="true" fo:keep-together="auto"/>
    </style:style>
    <style:style style:name="Tablo6.A1" style:family="table-cell">
      <style:table-cell-properties fo:padding-left="0.064cm" fo:padding-right="0.064cm" fo:padding-top="0cm" fo:padding-bottom="0cm" fo:border="0.002cm solid #000000"/>
    </style:style>
    <style:style style:name="Tablo7" style:family="table">
      <style:table-properties style:width="16.999cm" table:align="margins" style:writing-mode="lr-tb"/>
    </style:style>
    <style:style style:name="Tablo7.A" style:family="table-column">
      <style:table-column-properties style:column-width="8.864cm" style:rel-column-width="34171*"/>
    </style:style>
    <style:style style:name="Tablo7.B" style:family="table-column">
      <style:table-column-properties style:column-width="8.135cm" style:rel-column-width="31364*"/>
    </style:style>
    <style:style style:name="Tablo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o7.2" style:family="table-row">
      <style:table-row-properties style:min-row-height="14.161cm"/>
    </style:style>
    <style:style style:name="Tablo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a993e"/>
    </style:style>
    <style:style style:name="P3" style:family="paragraph" style:parent-style-name="Table_20_Contents">
      <style:paragraph-properties fo:text-align="center" style:justify-single-word="false"/>
      <style:text-properties officeooo:paragraph-rsid="001a993e"/>
    </style:style>
    <style:style style:name="P4" style:family="paragraph" style:parent-style-name="Table_20_Contents">
      <style:text-properties officeooo:paragraph-rsid="001a993e"/>
    </style:style>
    <style:style style:name="P5" style:family="paragraph" style:parent-style-name="Text_20_body">
      <style:text-properties fo:font-weight="normal" officeooo:paragraph-rsid="004dfc8b" style:font-weight-asian="normal" style:font-weight-complex="normal"/>
    </style:style>
    <style:style style:name="P6" style:family="paragraph" style:parent-style-name="Text_20_body">
      <style:text-properties fo:font-weight="normal" officeooo:rsid="004dfc8b" officeooo:paragraph-rsid="004dfc8b" style:font-weight-asian="normal" style:font-weight-complex="normal"/>
    </style:style>
    <style:style style:name="P7" style:family="paragraph" style:parent-style-name="Text_20_body">
      <style:text-properties fo:font-weight="bold" officeooo:rsid="004dfc8b" officeooo:paragraph-rsid="004dfc8b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Liberation Serif2" officeooo:paragraph-rsid="00627113" style:font-name-asian="Liberation Serif2" style:font-size-asian="10.5pt" style:font-name-complex="Liberation Serif2"/>
    </style:style>
    <style:style style:name="P9" style:family="paragraph" style:parent-style-name="Standard">
      <style:paragraph-properties style:writing-mode="lr-tb"/>
      <style:text-properties style:font-name="Times New Roman" officeooo:paragraph-rsid="00627113" style:font-name-asian="Times New Roman" style:font-size-asian="12pt" style:font-name-complex="Times New Roman"/>
    </style:style>
    <style:style style:name="P10" style:family="paragraph" style:parent-style-name="Standard">
      <style:paragraph-properties style:writing-mode="lr-tb"/>
      <style:text-properties style:font-name="Times New Roman" fo:font-size="2pt" officeooo:paragraph-rsid="00627113" style:font-name-asian="Times New Roman" style:font-size-asian="1.75pt" style:font-name-complex="Times New Roman" style:font-size-complex="2pt"/>
    </style:style>
    <style:style style:name="P11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627113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7194ba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paragraph-rsid="00742e39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42e39" officeooo:paragraph-rsid="00742e39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42e39" officeooo:paragraph-rsid="0090e1d0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73ad09" officeooo:paragraph-rsid="00740f7d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paragraph-rsid="00627113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margin-top="0cm" fo:margin-bottom="0cm" fo:line-height="100%" style:writing-mode="lr-tb"/>
      <style:text-properties style:font-name="FreeMono" fo:font-size="10pt" fo:font-weight="normal" officeooo:rsid="00742e39" officeooo:paragraph-rsid="0090e1d0" style:font-name-asian="Times New Roman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margin-top="0cm" fo:margin-bottom="0cm" fo:line-height="100%" style:writing-mode="lr-tb"/>
      <style:text-properties officeooo:paragraph-rsid="007194ba"/>
    </style:style>
    <style:style style:name="P20" style:family="paragraph" style:parent-style-name="Standard">
      <style:paragraph-properties fo:margin-top="0cm" fo:margin-bottom="0cm" fo:line-height="100%" style:writing-mode="lr-tb"/>
      <style:text-properties officeooo:paragraph-rsid="0087bfae"/>
    </style:style>
    <style:style style:name="P21" style:family="paragraph" style:parent-style-name="Standard">
      <style:paragraph-properties fo:margin-top="0cm" fo:margin-bottom="0cm" fo:line-height="100%" fo:text-align="justify" style:justify-single-word="false" style:writing-mode="lr-tb"/>
      <style:text-properties officeooo:paragraph-rsid="007de039"/>
    </style:style>
    <style:style style:name="P22" style:family="paragraph" style:parent-style-name="Standard">
      <style:paragraph-properties style:writing-mode="lr-tb"/>
      <style:text-properties style:font-name="Liberation Serif2" officeooo:rsid="0088f5ea" officeooo:paragraph-rsid="0088f5ea" style:font-name-asian="Liberation Serif2" style:font-size-asian="10.5pt" style:font-name-complex="Liberation Serif2"/>
    </style:style>
    <style:style style:name="P23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8f0c13" officeooo:paragraph-rsid="008f0c13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cm" fo:margin-bottom="0cm" fo:line-height="100%" style:writing-mode="lr-tb"/>
      <style:text-properties style:font-name="FreeMono" fo:font-size="12pt" fo:font-weight="normal" officeooo:rsid="0090e1d0" officeooo:paragraph-rsid="008f0c13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top="0cm" fo:margin-bottom="0cm" fo:line-height="100%" style:writing-mode="lr-tb"/>
      <style:text-properties officeooo:paragraph-rsid="00627113"/>
    </style:style>
    <style:style style:name="P26" style:family="paragraph" style:parent-style-name="Heading_20_2">
      <style:text-properties officeooo:paragraph-rsid="006d5b98"/>
    </style:style>
    <style:style style:name="P27" style:family="paragraph" style:parent-style-name="Heading_20_2">
      <style:text-properties officeooo:paragraph-rsid="00778e04"/>
    </style:style>
    <style:style style:name="P28" style:family="paragraph" style:parent-style-name="Heading_20_2">
      <style:text-properties officeooo:paragraph-rsid="0077b490"/>
    </style:style>
    <style:style style:name="P29" style:family="paragraph" style:parent-style-name="Heading_20_2" style:list-style-name="">
      <style:paragraph-properties fo:margin-top="0.422cm" fo:margin-bottom="0.21cm" fo:line-height="100%" style:writing-mode="lr-tb"/>
      <style:text-properties officeooo:paragraph-rsid="006535b9"/>
    </style:style>
    <style:style style:name="P30" style:family="paragraph" style:parent-style-name="Heading_20_2" style:list-style-name="">
      <style:paragraph-properties style:writing-mode="lr-tb"/>
      <style:text-properties style:font-name="Liberation Sans1" fo:font-size="14pt" fo:font-weight="bold" officeooo:paragraph-rsid="006a39ef" style:font-name-asian="Liberation Sans1" style:font-size-asian="14pt" style:font-weight-asian="bold" style:font-name-complex="Liberation Sans1" style:font-size-complex="14pt" style:font-weight-complex="bold"/>
    </style:style>
    <style:style style:name="P31" style:family="paragraph" style:parent-style-name="Heading_20_2" style:list-style-name="">
      <style:paragraph-properties style:writing-mode="lr-tb"/>
      <style:text-properties style:font-name="Liberation Sans1" officeooo:paragraph-rsid="00719ab6" style:font-name-asian="Liberation Sans1" style:font-size-asian="14pt" style:font-name-complex="Liberation Sans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ab4a2" style:font-weight-asian="bold" style:font-weight-complex="bold"/>
    </style:style>
    <style:style style:name="T4" style:family="text">
      <style:text-properties fo:font-weight="bold" officeooo:rsid="007c7e5a" style:font-weight-asian="bold" style:font-weight-complex="bold"/>
    </style:style>
    <style:style style:name="T5" style:family="text">
      <style:text-properties fo:font-weight="bold" officeooo:rsid="00874880" style:font-weight-asian="bold" style:font-weight-complex="bold"/>
    </style:style>
    <style:style style:name="T6" style:family="text">
      <style:text-properties fo:font-weight="bold" officeooo:rsid="009786af" style:font-weight-asian="bold" style:font-weight-complex="bold"/>
    </style:style>
    <style:style style:name="T7" style:family="text">
      <style:text-properties officeooo:rsid="004dfc8b"/>
    </style:style>
    <style:style style:name="T8" style:family="text">
      <style:text-properties officeooo:rsid="0057cdd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4pt" fo:font-weight="bold" officeooo:rsid="006a39ef" style:font-weight-asian="bold" style:font-size-complex="14pt" style:font-weight-complex="bold"/>
    </style:style>
    <style:style style:name="T11" style:family="text">
      <style:text-properties officeooo:rsid="0063fc63"/>
    </style:style>
    <style:style style:name="T12" style:family="text">
      <style:text-properties officeooo:rsid="006535b9"/>
    </style:style>
    <style:style style:name="T13" style:family="text">
      <style:text-properties officeooo:rsid="0069d460"/>
    </style:style>
    <style:style style:name="T14" style:family="text">
      <style:text-properties officeooo:rsid="006a39ef"/>
    </style:style>
    <style:style style:name="T15" style:family="text">
      <style:text-properties officeooo:rsid="006bc140"/>
    </style:style>
    <style:style style:name="T16" style:family="text">
      <style:text-properties officeooo:rsid="006d5b98"/>
    </style:style>
    <style:style style:name="T17" style:family="text">
      <style:text-properties officeooo:rsid="007194ba"/>
    </style:style>
    <style:style style:name="T18" style:family="text">
      <style:text-properties style:font-name="FreeMono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="FreeMono" fo:font-size="12pt" fo:font-weight="bold" officeooo:rsid="007c7e5a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FreeMono" fo:font-size="12pt" fo:font-weight="bold" officeooo:rsid="008203eb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FreeMono" fo:font-size="12pt" fo:font-weight="bold" officeooo:rsid="009786af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FreeMono" fo:font-weight="bold" officeooo:rsid="00874880" style:font-weight-asian="bold" style:font-weight-complex="bold"/>
    </style:style>
    <style:style style:name="T23" style:family="text">
      <style:text-properties officeooo:rsid="0073ad09"/>
    </style:style>
    <style:style style:name="T24" style:family="text">
      <style:text-properties officeooo:rsid="00742e39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742e39"/>
    </style:style>
    <style:style style:name="T27" style:family="text">
      <style:text-properties officeooo:rsid="00778e04"/>
    </style:style>
    <style:style style:name="T28" style:family="text">
      <style:text-properties officeooo:rsid="00795558"/>
    </style:style>
    <style:style style:name="T29" style:family="text">
      <style:text-properties officeooo:rsid="007ab4a2"/>
    </style:style>
    <style:style style:name="T30" style:family="text">
      <style:text-properties officeooo:rsid="007c7e5a"/>
    </style:style>
    <style:style style:name="T31" style:family="text">
      <style:text-properties officeooo:rsid="007ecf72"/>
    </style:style>
    <style:style style:name="T32" style:family="text">
      <style:text-properties officeooo:rsid="008203eb"/>
    </style:style>
    <style:style style:name="T33" style:family="text">
      <style:text-properties officeooo:rsid="00874880"/>
    </style:style>
    <style:style style:name="T34" style:family="text">
      <style:text-properties officeooo:rsid="0087bfae"/>
    </style:style>
    <style:style style:name="T35" style:family="text">
      <style:text-properties officeooo:rsid="00898122"/>
    </style:style>
    <style:style style:name="T36" style:family="text">
      <style:text-properties officeooo:rsid="008af76e"/>
    </style:style>
    <style:style style:name="T37" style:family="text">
      <style:text-properties officeooo:rsid="008b9e3e"/>
    </style:style>
    <style:style style:name="T38" style:family="text">
      <style:text-properties officeooo:rsid="008d04b7"/>
    </style:style>
    <style:style style:name="T39" style:family="text">
      <style:text-properties officeooo:rsid="008d19af"/>
    </style:style>
    <style:style style:name="T40" style:family="text">
      <style:text-properties officeooo:rsid="008e7ee6"/>
    </style:style>
    <style:style style:name="T41" style:family="text">
      <style:text-properties officeooo:rsid="009786a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2" table:style-name="Tablo12">
        <table:table-column table:style-name="Tablo12.A"/>
        <table:table-column table:style-name="Tablo12.B"/>
        <table:table-column table:style-name="Tablo12.C"/>
        <table:table-row>
          <table:table-cell table:style-name="Tablo12.A1" office:value-type="string">
            <text:p text:style-name="P2">BİLGİSAYAR MÜHENDİSLİĞİ BÖLÜMÜ</text:p>
          </table:table-cell>
          <table:table-cell table:style-name="Tablo12.B1" office:value-type="string">
            <text:p text:style-name="P4">Ad Soyad</text:p>
          </table:table-cell>
          <table:table-cell table:style-name="Tablo12.C1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">BIL20<text:span text:style-name="T11">3</text:span> <text:span text:style-name="T11">Programlama - II</text:span></text:p>
          </table:table-cell>
          <table:table-cell table:style-name="Tablo12.B2" office:value-type="string">
            <text:p text:style-name="P4">Numara</text:p>
          </table:table-cell>
          <table:table-cell table:style-name="Tablo12.C2" office:value-type="string">
            <text:p text:style-name="P4"/>
          </table:table-cell>
        </table:table-row>
        <table:table-row>
          <table:table-cell table:style-name="Tablo12.A1" office:value-type="string">
            <text:p text:style-name="P2">Ara sınav – <text:span text:style-name="T11">Aralık</text:span> 2010</text:p>
          </table:table-cell>
          <table:table-cell table:style-name="Tablo12.B2" office:value-type="string">
            <text:p text:style-name="P4">İmza</text:p>
          </table:table-cell>
          <table:table-cell table:style-name="Tablo12.C2" office:value-type="string">
            <text:p text:style-name="P4"/>
          </table:table-cell>
        </table:table-row>
      </table:table>
      <text:p text:style-name="P2"/>
      <table:table table:name="Tablo13" table:style-name="Tablo13">
        <table:table-column table:style-name="Tablo13.A" table:number-columns-repeated="9"/>
        <table:table-column table:style-name="Tablo13.J"/>
        <table:table-row>
          <table:table-cell table:style-name="Tablo13.A1" office:value-type="float" office:value="1">
            <text:p text:style-name="P3">1</text:p>
          </table:table-cell>
          <table:table-cell table:style-name="Tablo13.A1" office:value-type="float" office:value="2">
            <text:p text:style-name="P3">2</text:p>
          </table:table-cell>
          <table:table-cell table:style-name="Tablo13.A1" office:value-type="float" office:value="3">
            <text:p text:style-name="P3">3</text:p>
          </table:table-cell>
          <table:table-cell table:style-name="Tablo13.A1" office:value-type="float" office:value="4">
            <text:p text:style-name="P3">4</text:p>
          </table:table-cell>
          <table:table-cell table:style-name="Tablo13.A1" office:value-type="float" office:value="5">
            <text:p text:style-name="P3">5</text:p>
          </table:table-cell>
          <table:table-cell table:style-name="Tablo13.A1" office:value-type="float" office:value="6">
            <text:p text:style-name="P3">6</text:p>
          </table:table-cell>
          <table:table-cell table:style-name="Tablo13.A1" office:value-type="float" office:value="7">
            <text:p text:style-name="P3">7</text:p>
          </table:table-cell>
          <table:table-cell table:style-name="Tablo13.A1" office:value-type="float" office:value="8">
            <text:p text:style-name="P3">8</text:p>
          </table:table-cell>
          <table:table-cell table:style-name="Tablo13.A1" office:value-type="float" office:value="9">
            <text:p text:style-name="P3">9</text:p>
          </table:table-cell>
          <table:table-cell table:style-name="Tablo13.J1" office:value-type="string">
            <text:p text:style-name="P3">Toplam</text:p>
          </table:table-cell>
        </table:table-row>
        <table:table-row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A2" office:value-type="string">
            <text:p text:style-name="P4"/>
          </table:table-cell>
          <table:table-cell table:style-name="Tablo13.J2" office:value-type="string">
            <text:p text:style-name="P4"/>
          </table:table-cell>
        </table:table-row>
      </table:table>
      <text:p text:style-name="Text_20_body"/>
      <text:p text:style-name="P7">Açıklamalar:</text:p>
      <text:p text:style-name="P6">1. Toplam soru adedi ......... dir.</text:p>
      <text:p text:style-name="P5"><text:span text:style-name="T7">2. Cevaplama süresi ........ </text:span><text:span text:style-name="T8">dakika</text:span><text:span text:style-name="T7">d</text:span><text:span text:style-name="T8">ı</text:span><text:span text:style-name="T7">r.</text:span></text:p>
      <text:p text:style-name="P6">3. Gerçeklemelerinizi verilen boşluklara yazınız.</text:p>
      <text:p text:style-name="P6"/>
      <text:p text:style-name="P6"/>
      <text:h text:style-name="P29" text:outline-level="2">1. <text:span text:style-name="T14">( <text:s/>p) </text:span><text:span text:style-name="T12">Ekran çıktısı</text:span></text:h>
      <text:p text:style-name="Text_20_body">Aşağıdaki komut çıktılarını yazınız.</text:p>
      <text:p text:style-name="Text_20_body"/>
      <table:table table:name="Tablo3" table:style-name="Tablo3">
        <table:table-column table:style-name="Tablo3.A"/>
        <table:table-column table:style-name="Tablo3.B"/>
        <table:table-row table:style-name="Tablo3.1">
          <table:table-cell table:style-name="Tablo3.A1" office:value-type="string">
            <text:p text:style-name="P11">x=5, y=7 iken</text:p>
            <text:p text:style-name="P11">y += x + y &gt; 10</text:p>
            <text:p text:style-name="P11"/>
          </table:table-cell>
          <table:table-cell table:style-name="Tablo3.A1" office:value-type="string">
            <text:p text:style-name="P11"><text:span text:style-name="T2">y</text:span> = </text:p>
          </table:table-cell>
        </table:table-row>
        <table:table-row table:style-name="Tablo3.1">
          <table:table-cell table:style-name="Tablo3.A1" office:value-type="string">
            <text:p text:style-name="P11">for (i = 0; i &lt; 5; i++)</text:p>
            <text:p text:style-name="P11"><text:s text:c="5"/>printf("%c", ’a’ + i);</text:p>
            <text:p text:style-name="P11"/>
          </table:table-cell>
          <table:table-cell table:style-name="Tablo3.A1" office:value-type="string">
            <text:p text:style-name="P11"><text:span text:style-name="T2">Ekran</text:span>: </text:p>
          </table:table-cell>
        </table:table-row>
        <table:table-row table:style-name="Tablo3.1">
          <table:table-cell table:style-name="Tablo3.A1" office:value-type="string">
            <text:p text:style-name="P11">i = 99; while (i-- &gt; 100);</text:p>
            <text:p text:style-name="P11"/>
          </table:table-cell>
          <table:table-cell table:style-name="Tablo3.A1" office:value-type="string">
            <text:p text:style-name="P11"><text:span text:style-name="T2">i</text:span> = </text:p>
          </table:table-cell>
        </table:table-row>
      </table:table>
      <text:p text:style-name="Text_20_body"/>
      <text:p text:style-name="Text_20_body"/>
      <text:h text:style-name="P30" text:outline-level="2">2. <text:span text:style-name="T14">( <text:s/>p) </text:span><text:span text:style-name="T13">Ekran çıktısı, </text:span><text:span text:style-name="T38">Pointer</text:span></text:h>
      <text:p text:style-name="P25"><text:span text:style-name="T21">char </text:span><text:span text:style-name="T18">s</text:span><text:span text:style-name="T21">[]</text:span><text:span text:style-name="T18"> = "bar"</text:span> iken bu <text:span text:style-name="T21">as2</text:span><text:span text:style-name="T41"> </text:span>işlevin<text:span text:style-name="T41">in</text:span> çıktısı nedir?</text:p>
      <text:p text:style-name="Text_20_body"/>
      <table:table table:name="Tablo4" table:style-name="Tablo4">
        <table:table-column table:style-name="Tablo4.A"/>
        <table:table-column table:style-name="Tablo4.B"/>
        <table:table-row table:style-name="Tablo4.1">
          <table:table-cell table:style-name="Tablo4.A1" office:value-type="string">
            <text:p text:style-name="P11">void <text:span text:style-name="T6">as2</text:span>(char *s) {</text:p>
            <text:p text:style-name="P11"><text:s text:c="2"/>char *p = s;</text:p>
            <text:p text:style-name="P11"/>
            <text:p text:style-name="P11"><text:s text:c="2"/>while (*s)</text:p>
            <text:p text:style-name="P11"><text:s text:c="4"/>s++;</text:p>
            <text:p text:style-name="P11"><text:s text:c="2"/>for (s--; s&gt;p; s--,p++) {</text:p>
            <text:p text:style-name="P11"><text:s text:c="5"/>char c = *s;</text:p>
            <text:p text:style-name="P11"><text:s text:c="5"/>*s = *p;</text:p>
            <text:p text:style-name="P11"><text:s text:c="5"/>*p = c;</text:p>
            <text:p text:style-name="P11"><text:s text:c="2"/>} </text:p>
            <text:p text:style-name="P11">}</text:p>
          </table:table-cell>
          <table:table-cell table:style-name="Tablo4.A1" office:value-type="string">
            <text:p text:style-name="P11"><text:span text:style-name="T2">Ekran</text:span>:</text:p>
          </table:table-cell>
        </table:table-row>
      </table:table>
      <text:p text:style-name="Text_20_body"/>
      <text:h text:style-name="P31" text:outline-level="2"><text:soft-page-break/>3. <text:span text:style-name="T10">( <text:s/>p) </text:span><text:span text:style-name="T15">Programlama, </text:span><text:span text:style-name="T37">Dizgi işleme</text:span></text:h>
      <text:p text:style-name="Text_20_body">Aşağıdaki çıktıyı üretecek <text:span text:style-name="T22">as3</text:span><text:span text:style-name="T5"> </text:span>programı<text:span text:style-name="T33">nı</text:span> yazınız.</text:p>
      <table:table table:name="Tablo5" table:style-name="Tablo5">
        <table:table-column table:style-name="Tablo5.A"/>
        <table:table-column table:style-name="Tablo5.B"/>
        <table:table-row table:style-name="Tablo5.1">
          <table:table-cell table:style-name="Tablo5.A1" office:value-type="string">
            <text:p text:style-name="P17"><text:span text:style-name="T2">Ekran</text:span>:</text:p>
            <text:p text:style-name="P17">This is a fall00 midterm question.</text:p>
            <text:p text:style-name="P17">his is a fall00 midterm question.T</text:p>
            <text:p text:style-name="P17">is is a fall00 midterm question.Th</text:p>
            <text:p text:style-name="P17">s is a fall00 midterm question.Thi</text:p>
            <text:p text:style-name="P17"><text:s/>is a fall00 midterm question.This</text:p>
            <text:p text:style-name="P17">is a fall00 midterm question.This</text:p>
            <text:p text:style-name="P17">s a fall00 midterm question.This i</text:p>
            <text:p text:style-name="P17"><text:s/>a fall00 midterm question.This is</text:p>
            <text:p text:style-name="P17">a fall00 midterm question.This is</text:p>
            <text:p text:style-name="P17"><text:s/>fall00 midterm question.This is a</text:p>
            <text:p text:style-name="P17">...</text:p>
            <text:p text:style-name="P17">n. This is a fall00 midterm questio</text:p>
          </table:table-cell>
          <table:table-cell table:style-name="Tablo5.A1" office:value-type="string">
            <text:p text:style-name="P11"><text:span text:style-name="T2">Program</text:span>:</text:p>
            <text:p text:style-name="P11">void <text:span text:style-name="T2">as3</text:span>(char str[]) {</text:p>
            <text:p text:style-name="P12"><text:s text:c="3"/>/* test:</text:p>
            <text:p text:style-name="P12"><text:s text:c="3"/>as3("This is a fall00 midterm <text:span text:style-name="T17">\</text:span></text:p>
            <text:p text:style-name="P12"><text:span text:style-name="T17"><text:s text:c="6"/></text:span><text:s/>question."); <text:s text:c="2"/>*/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}</text:p>
          </table:table-cell>
        </table:table-row>
      </table:table>
      <text:h text:style-name="P26" text:outline-level="2">4. <text:span text:style-name="T14">( <text:s/>p) </text:span><text:span text:style-name="T16">Programlama, </text:span><text:span text:style-name="T37">Modül</text:span></text:h>
      <text:p text:style-name="P19">a) gerçel sayıyı en yakın tamsayıya çeviren <text:span text:style-name="T18">yuvarla</text:span> işlevini <text:span text:style-name="T34">yazınız</text:span>. </text:p>
      <text:p text:style-name="P9"/>
      <table:table table:name="Tablo1" table:style-name="Tablo1">
        <table:table-column table:style-name="Tablo1.A"/>
        <table:table-row>
          <table:table-cell table:style-name="Tablo1.A1" office:value-type="string">
            <text:p text:style-name="P12">int <text:span text:style-name="T2">yuvarla</text:span>(float f) {</text:p>
            <text:p text:style-name="P12"><text:s text:c="4"/>/* <text:span text:style-name="T23">test:</text:span></text:p>
            <text:p text:style-name="P16"><text:s text:c="4"/>int x = yuvarla(1.2), y = yuvarla(2.5), z = yuvarla(3.7); </text:p>
            <text:p text:style-name="P16"><text:s text:c="10"/>// x=1, y=3 ve z = 4 olmalı <text:s text:c="2"/>*/</text:p>
            <text:p text:style-name="P12"/>
            <text:p text:style-name="P12"/>
            <text:p text:style-name="P12"/>
            <text:p text:style-name="P12"/>
            <text:p text:style-name="P12"/>
            <text:p text:style-name="P12">}</text:p>
          </table:table-cell>
        </table:table-row>
      </table:table>
      <text:p text:style-name="P9"/>
      <text:p text:style-name="P20">b) kendisine parametre olarak verilen <text:span text:style-name="T18">S</text:span>-boyutunu, <text:span text:style-name="T18">n</text:span>-adet mümkün mertebe eşit parçaya bölen ve böldüğü alt parçaların genişliklerini içeren dizi döndüren <text:span text:style-name="T20">linsz</text:span><text:span text:style-name="T32"> </text:span>programı<text:span text:style-name="T32">nı</text:span> <text:span text:style-name="T34">yazınız</text:span>.</text:p>
      <table:table table:name="Tablo2" table:style-name="Tablo2">
        <table:table-column table:style-name="Tablo2.A"/>
        <table:table-row>
          <table:table-cell table:style-name="Tablo2.A1" office:value-type="string">
            <text:p text:style-name="P12">int *<text:span text:style-name="T2">linsz</text:span>(int S, int n) {</text:p>
            <text:p text:style-name="P13"><text:s text:c="8"/>/* <text:span text:style-name="T24">test: <text:s/></text:span>sz = linsz(10, 4);<text:tab/></text:p>
            <text:p text:style-name="P13"><text:s text:c="11"/>// sz = [3 2 3 2] olmalı. sz = [2 2 2 4] <text:span text:style-name="T9">olmamalı</text:span><text:span text:style-name="T25"> <text:s/></text:span><text:span text:style-name="T26">*/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}</text:p>
          </table:table-cell>
        </table:table-row>
      </table:table>
      <text:p text:style-name="P9"/>
      <text:h text:style-name="P27" text:outline-level="2"><text:soft-page-break/>5. <text:span text:style-name="T14">( <text:s/>p) </text:span><text:span text:style-name="T27">D</text:span>üzelti<text:span text:style-name="T37">n, Kodlama stili</text:span></text:h>
      <text:p text:style-name="P22">Aşağıdaki kod parçalarındaki hataları düzeltin.</text:p>
      <table:table table:name="Tablo6" table:style-name="Tablo6">
        <table:table-column table:style-name="Tablo6.A"/>
        <table:table-column table:style-name="Tablo6.B"/>
        <table:table-row table:style-name="Tablo6.1">
          <table:table-cell table:style-name="Tablo6.A1" office:value-type="string">
            <text:p text:style-name="P14">while (c = getchar() != EOF)</text:p>
            <text:p text:style-name="P14"><text:s text:c="3"/>putchar(c);</text:p>
            <text:p text:style-name="P14"/>
          </table:table-cell>
          <table:table-cell table:style-name="Tablo6.A1" office:value-type="string">
            <text:p text:style-name="P8"/>
          </table:table-cell>
        </table:table-row>
        <table:table-row table:style-name="Tablo6.1">
          <table:table-cell table:style-name="Tablo6.A1" office:value-type="string">
            <text:p text:style-name="P14">if (n &gt; j &amp;&amp; n &lt; k)</text:p>
            <text:p text:style-name="P14"/>
          </table:table-cell>
          <table:table-cell table:style-name="Tablo6.A1" office:value-type="string">
            <text:p text:style-name="P8"/>
          </table:table-cell>
        </table:table-row>
      </table:table>
      <text:h text:style-name="P28" text:outline-level="2">6. <text:span text:style-name="T14">( <text:s/>p) </text:span><text:span text:style-name="T35">Programlama, </text:span><text:span text:style-name="T36">Durum Makinesi</text:span></text:h>
      <text:p text:style-name="P21">DNA alfabesinde dört sembol mevcuttur: <text:span text:style-name="T19">A, C, G, T</text:span>. Genom araştırmalarında bu sembollerin ardı ardına gelmeleri (sequence) özel anlamlar üretmektedir. <text:span text:style-name="T1">lnr</text:span> dna sequence'i olarak bilinen <text:s/><text:span text:style-name="T19">YANXY</text:span> paterni bunlardan biridir. Burada <text:span text:style-name="T19">Y, C </text:span>veya <text:span text:style-name="T19">T</text:span>; <text:span text:style-name="T19">N</text:span> herhangi bir sembol ve <text:span text:style-name="T19">X, T</text:span> veya <text:span text:style-name="T19">A</text:span>'dır. Kendisine parametre olarak verilen dna sequence'inde <text:span text:style-name="T1">Inr</text:span> paterni arayan, bulursa indisini bulamazsa -1 döndüren <text:span text:style-name="T19">dna_inr</text:span><text:span text:style-name="T31"> </text:span>programı<text:span text:style-name="T31">nı</text:span> yazınız. <text:span text:style-name="T39">Sembol </text:span><text:span text:style-name="T19">C</text:span><text:span text:style-name="T39"> veya </text:span><text:span text:style-name="T19">T</text:span><text:span text:style-name="T39"> ise </text:span><text:span text:style-name="T19">1,</text:span><text:span text:style-name="T39"> diğer durumda </text:span><text:span text:style-name="T19">0</text:span><text:span text:style-name="T39"> üreten </text:span><text:span text:style-name="T19">isY</text:span><text:span text:style-name="T39">; ve benzer biçimde sembol </text:span><text:span text:style-name="T19">T</text:span><text:span text:style-name="T39"> veya </text:span><text:span text:style-name="T19">A</text:span><text:span text:style-name="T39"> ise </text:span><text:span text:style-name="T19">1,</text:span><text:span text:style-name="T39"> diğer durumda </text:span><text:span text:style-name="T19">0</text:span><text:span text:style-name="T39"> üreten </text:span><text:span text:style-name="T19">isX</text:span><text:span text:style-name="T39"> yardımc</text:span><text:span text:style-name="T40">ı</text:span><text:span text:style-name="T39"> işlevlerini kullanmak çözümünüzü kolaylaştıracaktır.</text:span></text:p>
      <text:p text:style-name="P9"/>
      <table:table table:name="Tablo7" table:style-name="Tablo7">
        <table:table-column table:style-name="Tablo7.A"/>
        <table:table-column table:style-name="Tablo7.B"/>
        <table:table-row>
          <table:table-cell table:style-name="Tablo7.A1" office:value-type="string">
            <text:p text:style-name="P23">int isY(char ch) {</text:p>
            <text:p text:style-name="P24"/>
            <text:p text:style-name="P23">}</text:p>
          </table:table-cell>
          <table:table-cell table:style-name="Tablo7.B1" office:value-type="string">
            <text:p text:style-name="P23">int isX(char ch) {</text:p>
            <text:p text:style-name="P23"/>
            <text:p text:style-name="P23">}</text:p>
          </table:table-cell>
        </table:table-row>
        <table:table-row table:style-name="Tablo7.2">
          <table:table-cell table:style-name="Tablo7.A2" table:number-columns-spanned="2" office:value-type="string">
            <text:p text:style-name="P15">int <text:span text:style-name="T2">dna_inr</text:span>(char str[]) {</text:p>
            <text:p text:style-name="P18"><text:s text:c="4"/>/* <text:span text:style-name="T28">test:</text:span></text:p>
            <text:p text:style-name="P18"><text:s text:c="4"/><text:span text:style-name="T29">dna_inr(“</text:span><text:span text:style-name="T3">CA</text:span><text:span text:style-name="T4">A</text:span><text:span text:style-name="T3">T</text:span><text:span text:style-name="T4">T</text:span><text:span text:style-name="T29">”); <text:s text:c="6"/>// <text:s/></text:span><text:span text:style-name="T4">0</text:span><text:span text:style-name="T29"> uretir</text:span></text:p>
            <text:p text:style-name="P18"><text:s text:c="4"/><text:span text:style-name="T29">dna_inr(“GATCAA</text:span><text:span text:style-name="T3">TA</text:span><text:span text:style-name="T4">G</text:span><text:span text:style-name="T3">TC</text:span><text:span text:style-name="T29">”); // <text:s/></text:span><text:span text:style-name="T4">6</text:span><text:span text:style-name="T30"> uretir</text:span></text:p>
            <text:p text:style-name="P18"><text:s text:c="4"/><text:span text:style-name="T29">dna_inr(“GATCAATA</text:span><text:span text:style-name="T30">GG</text:span><text:span text:style-name="T29">C”); // </text:span><text:span text:style-name="T4">-1</text:span><text:span text:style-name="T30"> uretir</text:span> <text:s text:c="3"/><text:span text:style-name="T28">*/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}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Courier New" svg:font-family="'Courier New'" style:font-family-generic="modern"/>
    <style:font-face style:name="Liberation Serif2" svg:font-family="'Liberation Serif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#cccccc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tr" fo:country="TR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6T13:13:07</meta:creation-date>
    <dc:date>2010-12-03T11:11:23</dc:date>
    <meta:editing-duration>PT04H27M08S</meta:editing-duration>
    <meta:editing-cycles>170</meta:editing-cycles>
    <meta:generator>OpenOffice.org/3.2$Unix OpenOffice.org_project/320m19$Build-9505</meta:generator>
    <meta:print-date>2010-12-03T11:04:19</meta:print-date>
    <dc:creator>seyyah </dc:creator>
    <meta:printed-by>seyyah </meta:printed-by>
    <meta:document-statistic meta:table-count="9" meta:image-count="0" meta:object-count="0" meta:page-count="3" meta:paragraph-count="94" meta:word-count="472" meta:character-count="2727"/>
    <meta:user-defined meta:name="Bilgi 1"/>
    <meta:user-defined meta:name="Bilgi 2"/>
    <meta:user-defined meta:name="Bilgi 3"/>
    <meta:user-defined meta:name="Bilgi 4"/>
  </office:meta>
</office:document-meta>
</file>